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1.459cm" fo:min-width="3.871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1.32cm" fo:min-width="7.37cm" fo:padding-top="0.14cm" fo:padding-bottom="0.14cm" fo:padding-left="0.265cm" fo:padding-right="0.26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1.2cm"/>
    </style:style>
    <style:style style:name="gr4" style:family="graphic" style:parent-style-name="standard">
      <style:graphic-properties draw:stroke="none" svg:stroke-color="#000000" draw:fill="none" draw:fill-color="#ffffff" fo:min-height="0.4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1.89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08cm" fo:min-width="1.28cm"/>
    </style:style>
    <style:style style:name="gr8" style:family="graphic" style:parent-style-name="standard">
      <style:graphic-properties draw:stroke="none" svg:stroke-color="#000000" draw:fill="none" draw:fill-color="#ffffff" fo:min-height="0.99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1.9cm"/>
    </style:style>
    <style:style style:name="gr10" style:family="graphic" style:parent-style-name="standard">
      <style:graphic-properties draw:stroke="none" svg:stroke-color="#000000" draw:fill="none" draw:fill-color="#ffffff" fo:min-height="0.83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178cm" fo:min-width="2.3cm"/>
    </style:style>
    <style:style style:name="gr12" style:family="graphic" style:parent-style-name="standard">
      <style:graphic-properties draw:stroke="none" svg:stroke-color="#000000" draw:fill="none" draw:fill-color="#ffffff" fo:min-height="0.65cm"/>
    </style:style>
    <style:style style:name="gr13" style:family="graphic" style:parent-style-name="standard">
      <style:graphic-properties draw:stroke="none" svg:stroke-color="#000000" draw:fill="none" draw:fill-color="#ffffff" fo:min-height="0.865cm"/>
    </style:style>
    <style:style style:name="gr14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0.448cm" fo:min-width="0.904cm" fo:padding-top="0.13cm" fo:padding-bottom="0.13cm" fo:padding-left="0.255cm" fo:padding-right="0.255cm"/>
    </style:style>
    <style:style style:name="gr15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0.094cm" fo:min-width="0.764cm" fo:padding-top="0.13cm" fo:padding-bottom="0.13cm" fo:padding-left="0.255cm" fo:padding-right="0.255cm"/>
    </style:style>
    <style:style style:name="gr16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0.094cm" fo:min-width="1.118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0.094cm" fo:min-width="0.34cm" fo:padding-top="0.13cm" fo:padding-bottom="0.13cm" fo:padding-left="0.255cm" fo:padding-right="0.255cm"/>
    </style:style>
    <style:style style:name="gr18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82cm" fo:min-width="2.97cm" fo:padding-top="0.14cm" fo:padding-bottom="0.14cm" fo:padding-left="0.265cm" fo:padding-right="0.265cm"/>
    </style:style>
    <style:style style:name="gr19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20" style:family="graphic" style:parent-style-name="standard">
      <style:graphic-properties draw:stroke="none" svg:stroke-color="#000000" draw:fill="none" draw:fill-color="#ffffff" fo:min-height="0.484cm"/>
    </style:style>
    <style:style style:name="gr21" style:family="graphic" style:parent-style-name="standard">
      <style:graphic-properties draw:stroke="dash" draw:stroke-dash="Fine_20_Dashed" svg:stroke-width="0.03cm" svg:stroke-color="#000000" draw:marker-start-width="0.245cm" draw:marker-end-width="0.245cm" draw:fill="none" draw:textarea-horizontal-align="justify" draw:textarea-vertical-align="middle" draw:auto-grow-height="false" fo:min-height="3.114cm" fo:min-width="12.624cm" fo:padding-top="0.14cm" fo:padding-bottom="0.14cm" fo:padding-left="0.265cm" fo:padding-right="0.265cm"/>
    </style:style>
    <style:style style:name="gr22" style:family="graphic" style:parent-style-name="standard">
      <style:graphic-properties draw:stroke="none" svg:stroke-color="#000000" draw:fill="none" draw:fill-color="#ffffff" fo:min-height="0.967cm"/>
    </style:style>
    <style:style style:name="P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MU Serif"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CMU Serif"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/>
      <style:paragraph-properties fo:text-align="center"/>
      <style:text-properties style:font-name="CMU Serif"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style:font-name="CMU Serif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4.4cm" svg:height="2.5cm" svg:x="12.9cm" svg:y="6.9cm">
          <text:p/>
          <draw:enhanced-geometry svg:viewBox="0 0 88 21600" draw:glue-points="44 ?f6 44 0 0 10800 44 21600 88 10800" draw:text-areas="0 ?f6 88 ?f3" draw:type="can" draw:modifiers="3981.4474210315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4" draw:id="id4" draw:layer="layout" svg:width="7.9cm" svg:height="1.6cm" svg:x="4.2cm" svg:y="7.3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1.7cm" svg:height="0.4cm" svg:x="4.3cm" svg:y="7.85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.1cm" svg:height="0.67cm" svg:x="4.1cm" svg:y="7.755cm">
            <draw:text-box>
              <text:p text:style-name="P4"><text:span text:style-name="T1">Send data</text:span></text:p>
            </draw:text-box>
          </draw:frame>
        </draw:g>
        <draw:g>
          <draw:custom-shape draw:style-name="gr5" draw:text-style-name="P3" draw:layer="layout" svg:width="2.39cm" svg:height="0.808cm" svg:x="9.555cm" svg:y="7.846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3.3cm" svg:height="1.1cm" svg:x="9.1cm" svg:y="7.7cm">
            <draw:text-box>
              <text:p text:style-name="P4"><text:span text:style-name="T1">Announce self-description</text:span></text:p>
            </draw:text-box>
          </draw:frame>
        </draw:g>
        <draw:g>
          <draw:custom-shape draw:style-name="gr7" draw:text-style-name="P3" draw:layer="layout" svg:width="1.78cm" svg:height="0.458cm" svg:x="7.61cm" svg:y="8.31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5" draw:layer="layout" svg:width="2.2cm" svg:height="1.245cm" svg:x="7.4cm" svg:y="8.2cm">
            <draw:text-box>
              <text:p text:style-name="P4"><text:span text:style-name="T1">Apply rule</text:span></text:p>
            </draw:text-box>
          </draw:frame>
        </draw:g>
        <draw:g>
          <draw:custom-shape draw:style-name="gr9" draw:text-style-name="P3" draw:layer="layout" svg:width="2.4cm" svg:height="0.4cm" svg:x="6.6cm" svg:y="7.84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3cm" svg:height="1.089cm" svg:x="6.3cm" svg:y="7.7cm">
            <draw:text-box>
              <text:p text:style-name="P4"><text:span text:style-name="T1">Propagate rule</text:span></text:p>
            </draw:text-box>
          </draw:frame>
        </draw:g>
        <draw:g>
          <draw:custom-shape draw:style-name="gr11" draw:text-style-name="P3" draw:layer="layout" svg:width="2.8cm" svg:height="0.428cm" svg:x="4.6cm" svg:y="8.353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5" draw:layer="layout" svg:width="3.4cm" svg:height="0.9cm" svg:x="4.3cm" svg:y="8.2cm">
            <draw:text-box>
              <text:p text:style-name="P4"><text:span text:style-name="T1">Deliver deduction</text:span></text:p>
            </draw:text-box>
          </draw:frame>
        </draw:g>
        <draw:frame draw:style-name="gr13" draw:text-style-name="P6" draw:layer="layout" svg:width="4.7cm" svg:height="1.115cm" svg:x="4.1cm" svg:y="7.2cm">
          <draw:text-box>
            <text:p><text:span text:style-name="T2">Node functionnalities</text:span></text:p>
          </draw:text-box>
        </draw:frame>
        <draw:custom-shape draw:style-name="gr14" draw:text-style-name="P7" draw:layer="layout" svg:width="2cm" svg:height="1cm" svg:x="13cm" svg:y="7.5cm">
          <text:p text:style-name="P4"><text:span text:style-name="T1">Node self-</text:span></text:p>
          <text:p text:style-name="P4"><text:span text:style-name="T1">knowled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1.8cm" svg:height="0.5cm" svg:x="13.2cm" svg:y="8.6cm">
          <text:p text:style-name="P4"><text:span text:style-name="T1">Neighb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2.3cm" svg:height="0.5cm" svg:x="14.9cm" svg:y="7.4cm">
          <text:p text:style-name="P4"><text:span text:style-name="T1">Environ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" draw:id="id1" draw:layer="layout" svg:width="1.2cm" svg:height="0.5cm" svg:x="15.2cm" svg:y="8.7cm">
          <text:p text:style-name="P4"><text:span text:style-name="T1">Ru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2" draw:id="id2" draw:layer="layout" svg:width="3.5cm" svg:height="1.1cm" svg:x="18.4cm" svg:y="7.6cm">
          <text:p text:style-name="P4"><text:span text:style-name="T2">SHACL </text:span></text:p>
          <text:p text:style-name="P4"><text:span text:style-name="T2">inference engine</text:span></text:p>
          <draw:enhanced-geometry svg:viewBox="0 0 21600 21600" draw:type="rectangle" draw:enhanced-path="M 0 0 L 21600 0 21600 21600 0 21600 0 0 Z N"/>
        </draw:custom-shape>
        <draw:connector draw:style-name="gr19" draw:text-style-name="P7" draw:layer="layout" draw:type="curve" draw:line-skew="-0.109cm" svg:x1="15.8cm" svg:y1="9.2cm" svg:x2="20.15cm" svg:y2="8.7cm" draw:start-shape="id1" draw:start-glue-point="8" draw:end-shape="id2" draw:end-glue-point="2" svg:d="M15800 9200c0 595 4350 845 4350-500" svg:viewBox="0 0 4351 982">
          <text:p text:style-name="P4"><text:span text:style-name="T1"/></text:p>
          <text:p text:style-name="P4"><text:span text:style-name="T1"><text:s text:c="5"/></text:span></text:p>
          <text:p text:style-name="P4"><text:span text:style-name="T1"><text:s text:c="3"/></text:span><text:span text:style-name="T1">processed by</text:span></text:p>
          <text:p text:style-name="P4"><text:span text:style-name="T1"/></text:p>
        </draw:connector>
        <draw:connector draw:style-name="gr19" draw:text-style-name="P7" draw:layer="layout" draw:type="curve" draw:line-skew="0.257cm" svg:x1="20.15cm" svg:y1="7.6cm" svg:x2="15.1cm" svg:y2="6.9cm" draw:start-shape="id2" draw:start-glue-point="0" draw:end-shape="id3" draw:end-glue-point="5" svg:d="M20150 7600c0-1437-5050-1087-5050-700" svg:viewBox="0 0 5051 1042">
          <text:p text:style-name="P4"><text:span text:style-name="T1"/></text:p>
          <text:p text:style-name="P4"><text:span text:style-name="T1"/></text:p>
          <text:p text:style-name="P4"><text:span text:style-name="T1"><text:s text:c="6"/></text:span></text:p>
          <text:p text:style-name="P4"><text:span text:style-name="T1"><text:s text:c="2"/></text:span><text:span text:style-name="T1">updates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><text:s text:c="7"/></text:span></text:p>
        </draw:connector>
        <draw:connector draw:style-name="gr19" draw:text-style-name="P7" draw:layer="layout" draw:type="curve" draw:line-skew="0.17cm" svg:x1="8.15cm" svg:y1="7.3cm" svg:x2="15.1cm" svg:y2="6.9cm" draw:start-shape="id4" draw:start-glue-point="0" draw:end-shape="id3" draw:end-glue-point="5" svg:d="M8150 7300c0-1117 6950-917 6950-400" svg:viewBox="0 0 6951 816">
          <text:p text:style-name="P4"><text:span text:style-name="T1"/></text:p>
          <text:p text:style-name="P4"><text:span text:style-name="T1"/></text:p>
          <text:p text:style-name="P4"><text:span text:style-name="T1">updates</text:span></text:p>
          <text:p text:style-name="P4"><text:span text:style-name="T1"/></text:p>
          <text:p text:style-name="P4"><text:span text:style-name="T1"/></text:p>
          <text:p text:style-name="P4"><text:span text:style-name="T1"/></text:p>
        </draw:connector>
        <draw:connector draw:style-name="gr19" draw:text-style-name="P7" draw:layer="layout" draw:type="curve" svg:x1="15.1cm" svg:y1="9.4cm" svg:x2="8.15cm" svg:y2="8.9cm" draw:start-shape="id3" draw:start-glue-point="7" draw:end-shape="id4" draw:end-glue-point="2" svg:d="M15100 9400c0 774-6950 1024-6950-500" svg:viewBox="0 0 6951 1115">
          <text:p text:style-name="P4"><text:span text:style-name="T1"/></text:p>
          <text:p text:style-name="P4"><text:span text:style-name="T1"/></text:p>
          <text:p text:style-name="P4"><text:span text:style-name="T1"><text:s text:c="4"/></text:span><text:span text:style-name="T1">drives</text:span></text:p>
          <text:p text:style-name="P4"><text:span text:style-name="T1"/></text:p>
        </draw:connector>
        <draw:frame draw:style-name="gr20" draw:text-style-name="P6" draw:layer="layout" svg:width="2.4cm" svg:height="0.734cm" svg:x="14cm" svg:y="6.8cm">
          <draw:text-box>
            <text:p><text:span text:style-name="T2">Node KB</text:span></text:p>
          </draw:text-box>
        </draw:frame>
        <draw:custom-shape draw:style-name="gr21" draw:text-style-name="P2" draw:layer="layout" svg:width="18.6cm" svg:height="4.8cm" svg:x="3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2.6cm" svg:height="1.217cm" svg:x="11.6cm" svg:y="5.6cm">
          <draw:text-box>
            <text:p><text:span text:style-name="T2">EDR node</text:span></text:p>
          </draw:text-box>
        </draw:frame>
        <draw:custom-shape draw:style-name="gr16" draw:text-style-name="P7" draw:layer="layout" svg:width="2.3cm" svg:height="0.5cm" svg:x="14.901cm" svg:y="8.1cm">
          <text:p text:style-name="P4"><text:span text:style-name="T1">Observa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Seydoux</meta:initial-creator>
    <meta:creation-date>2018-06-29T18:08:33.582460502</meta:creation-date>
    <dc:date>2018-08-23T09:48:48.248932441</dc:date>
    <dc:creator>Nicolas Seydoux</dc:creator>
    <meta:editing-duration>PT43M12S</meta:editing-duration>
    <meta:editing-cycles>27</meta:editing-cycles>
    <meta:generator>LibreOffice/5.1.6.2$Linux_X86_64 LibreOffice_project/10m0$Build-2</meta:generator>
    <meta:document-statistic meta:object-count="31"/>
  </office:meta>
</office:document-meta>
</file>